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t_20_sans_20_remplissage_20_ni_20_ligne">
      <style:graphic-properties draw:textarea-horizontal-align="center" draw:textarea-vertical-align="middle" draw:ole-draw-aspect="1"/>
    </style:style>
    <style:style style:name="pr1" style:family="presentation" style:parent-style-name="lyt-cool-title">
      <style:graphic-properties draw:fill-color="#ffffff" draw:auto-grow-height="true" fo:min-height="3.506cm"/>
    </style:style>
    <style:style style:name="pr2" style:family="presentation" style:parent-style-name="lyt-cool-outline1">
      <style:graphic-properties draw:fill-color="#ffffff" draw:auto-grow-height="true" fo:min-height="13.229cm"/>
    </style:style>
    <style:style style:name="pr3" style:family="presentation" style:parent-style-name="lyt-cool-notes">
      <style:graphic-properties draw:fill-color="#ffffff" fo:min-height="11.41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outline1">
      <style:graphic-properties fo:min-height="13.229cm"/>
    </style:style>
    <style:style style:name="pr6" style:family="presentation" style:parent-style-name="lyt-cool-notes">
      <style:graphic-properties draw:fill-color="#ffffff" fo:min-height="11.4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1cm" svg:height="3.506cm" svg:x="2.058cm" svg:y="1.543cm" presentation:class="title">
          <draw:text-box>
            <text:p text:style-name="P1">Projet SCRUM : Blokus</text:p>
          </draw:text-box>
        </draw:frame>
        <draw:frame presentation:style-name="pr2" draw:text-style-name="P2" draw:layer="layout" svg:width="23.911cm" svg:height="13.229cm" svg:x="2.289cm" svg:y="6.4cm" presentation:class="outline" presentation:user-transformed="true">
          <draw:text-box>
            <text:list text:style-name="L2">
              <text:list-header>
                <text:p text:style-name="P2"/>
              </text:list-header>
              <text:list-item>
                <text:p text:style-name="P2">Jehan MILLERET</text:p>
              </text:list-item>
              <text:list-item>
                <text:p text:style-name="P2">Rémi PEREIRA</text:p>
              </text:list-item>
              <text:list-item>
                <text:p text:style-name="P2">Lucas PIERRAT</text:p>
              </text:list-item>
              <text:list-item>
                <text:p text:style-name="P2">Mathieu POURCHOT</text:p>
              </text:list-item>
              <text:list-item>
                <text:p text:style-name="P2">Reinald RAPHAT</text:p>
              </text:list-item>
            </text:list>
          </draw:text-box>
        </draw:frame>
        <draw:frame draw:style-name="gr1" draw:layer="layout" svg:width="0.425cm" svg:height="0.954cm" svg:x="25.975cm" svg:y="19.2cm">
          <draw:text-box>
            <text:p>1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1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2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Projet SCRUM : Blokus</text:p>
          </draw:text-box>
        </draw:frame>
        <draw:frame presentation:style-name="pr5" draw:layer="layout" svg:width="23.911cm" svg:height="13.229cm" svg:x="3cm" svg:y="8.371cm" presentation:class="outline" presentation:user-transformed="true">
          <draw:text-box>
            <text:list text:style-name="L2">
              <text:list-item>
                <text:p>Demo</text:p>
              </text:list-item>
            </text:list>
          </draw:text-box>
        </draw:frame>
        <draw:frame draw:style-name="gr2" draw:layer="layout" svg:width="0.425cm" svg:height="0.954cm" svg:x="25.775cm" svg:y="19cm">
          <draw:text-box>
            <text:p>2</text:p>
          </draw:text-box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Projet SCRUM : Blokus</text:p>
          </draw:text-box>
        </draw:frame>
        <draw:frame presentation:style-name="pr5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4" draw:layer="layout" svg:width="22.8cm" svg:height="13.588cm" svg:x="3cm" svg:y="5.81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" draw:layer="layout" svg:width="0.425cm" svg:height="0.954cm" svg:x="25.975cm" svg:y="19.446cm">
          <draw:text-box>
            <text:p>3</text:p>
          </draw:text-box>
        </draw:frame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Mer de glace</dc:title>
    <dc:description>Arrière-plan gris et couleurs froides</dc:description>
    <meta:creation-date>2015-12-15T13:23:38.52</meta:creation-date>
    <dc:language>fr-FR</dc:language>
    <meta:editing-cycles>6</meta:editing-cycles>
    <meta:editing-duration>PT17M56S</meta:editing-duration>
    <dc:date>2015-12-15T13:41:35.91</dc:date>
    <meta:document-statistic meta:object-count="28"/>
    <meta:user-defined meta:name="Info 0"/>
    <meta:user-defined meta:name="Info 1"/>
    <meta:user-defined meta:name="Info 2"/>
    <meta:user-defined meta:name="Info 3"/>
    <meta:template xlink:type="simple" xlink:actuate="onRequest" xlink:title="Mer de glace" xlink:href="../../../../../../../../Program%20Files%20(x86)/OpenOffice%204/share/template/fr/layout/lyt-cool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8036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false" chart:axis-position="0" chart:tick-mark-position="at-axis" style:rotation-angle="280"/>
      <style:graphic-properties svg:stroke-width="0.026cm" svg:stroke-color="#d9d9d9"/>
      <style:text-properties fo:color="#000000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 style:rotation-angle="280"/>
      <style:graphic-properties draw:stroke="none" svg:stroke-width="0.018cm" svg:stroke-color="#b3b3b3"/>
      <style:text-properties fo:color="#000000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8000">
      <style:chart-properties chart:symbol-type="named-symbol" chart:symbol-name="circle" chart:symbol-width="0.176cm" chart:symbol-height="0.176cm" chart:link-data-style-to-source="fals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fo:font-family="Calibri" fo:font-size="10pt" style:font-size-asian="10pt" style:font-size-complex="10pt"/>
    </style:style>
    <style:style style:name="ch9" style:family="chart" style:data-style-name="N8000">
      <style:chart-properties chart:symbol-type="named-symbol" chart:symbol-name="circle" chart:symbol-width="0.176cm" chart:symbol-height="0.176cm" chart:link-data-style-to-source="false" chart:regression-type="linear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fo:font-family="Calibri" fo:font-size="10pt" style:font-size-asian="10pt" style:font-size-complex="10pt"/>
    </style:style>
    <style:style style:name="ch10" style:family="chart">
      <style:graphic-properties draw:stroke="dash" draw:stroke-dash="msLineDash_20_1" svg:stroke-width="0.053cm" svg:stroke-color="#ed7d31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2.801cm" svg:height="13.589cm" xlink:href="." xlink:type="simple" chart:class="chart:line" chart:style-name="ch1">
        <chart:title svg:x="10.504cm" svg:y="0.407cm" chart:style-name="ch2">
          <text:p>Burn up</text:p>
        </chart:title>
        <chart:legend chart:legend-position="bottom" svg:x="5.941cm" svg:y="12.833cm" style:legend-expansion="wide" chart:style-name="ch3"/>
        <chart:plot-area chart:style-name="ch4" chart:data-source-has-labels="both" svg:x="0.906cm" svg:y="2.125cm" svg:width="20.983cm" svg:height="10.017cm">
          <chartooo:coordinate-region svg:x="1.455cm" svg:y="2.628cm" svg:width="20.062cm" svg:height="8.28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line">
            <chart:data-point chart:repeated="6"/>
          </chart:series>
          <chart:series chart:style-name="ch9" chart:values-cell-range-address="local-table.$C$2:.$C$7" chart:label-cell-address="local-table.$C$1" chart:class="chart:line">
            <chart:regression-curve chart:style-name="ch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  <table:table-cell office:value-type="string">
                <text:p>Sous-total</text:p>
              </table:table-cell>
            </table:table-row>
          </table:table-header-rows>
          <table:table-rows>
            <table:table-row>
              <table:table-cell office:value-type="string">
                <text:p>Sprint 1</text:p>
              </table:table-cell>
              <table:table-cell office:value-type="float" office:value="54">
                <text:p>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print 2</text:p>
              </table:table-cell>
              <table:table-cell office:value-type="float" office:value="73">
                <text:p>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print 3</text:p>
              </table:table-cell>
              <table:table-cell office:value-type="float" office:value="88">
                <text:p>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Sprint 4</text:p>
              </table:table-cell>
              <table:table-cell office:value-type="float" office:value="88">
                <text:p>8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Sprint 5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rint 6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msLineDash_20_1" draw:display-name="msLineDash 1" draw:style="round" draw:dots1="1" draw:dots1-length="53%" draw:distance="53%"/>
  </office:styles>
</office:document-styles>
</file>